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9fa3" officeooo:paragraph-rsid="00159f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13:47:07.730796064</meta:creation-date>
    <dc:date>2022-07-19T16:02:34.980167140</dc:date>
    <meta:editing-duration>PT1H47M4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4.2$Linux_X86_64 LibreOffice_project/30$Build-2</meta:generator>
  </office:meta>
</office:document-meta>
</file>